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objectwithoutfill">
      <style:graphic-properties svg:stroke-width="0.053cm" draw:marker-start-width="0.279cm" draw:marker-end-width="0.279cm" draw:fill="none" draw:textarea-vertical-align="middle" fo:padding-top="0.151cm" fo:padding-bottom="0.151cm" fo:padding-left="0.276cm" fo:padding-right="0.276cm"/>
    </style:style>
    <style:style style:name="gr2" style:family="graphic" style:parent-style-name="objectwithoutfill">
      <style:graphic-properties draw:marker-end="Arrow" draw:marker-end-width="0.3cm" draw:fill="none"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712cm" fo:min-width="4.985cm"/>
    </style:style>
    <style:style style:name="gr4" style:family="graphic" style:parent-style-name="standard">
      <style:graphic-properties draw:stroke="none" svg:stroke-color="#000000" draw:fill="none" draw:fill-color="#ffffff" draw:textarea-horizontal-align="left" draw:auto-grow-height="true" draw:auto-grow-width="true" fo:min-height="0.712cm" fo:min-width="3.566cm"/>
    </style:style>
    <style:style style:name="gr5" style:family="graphic" style:parent-style-name="standard">
      <style:graphic-properties draw:stroke="none" svg:stroke-color="#000000" draw:fill="none" draw:fill-color="#ffffff" draw:textarea-horizontal-align="left" draw:auto-grow-height="true" draw:auto-grow-width="true" fo:min-height="1.423cm" fo:min-width="5.256cm"/>
    </style:style>
    <style:style style:name="gr6" style:family="graphic" style:parent-style-name="objectwithoutfill">
      <style:graphic-properties svg:stroke-width="0.081cm" svg:stroke-color="#ed1c24" draw:marker-start-width="0.321cm" draw:marker-end="Symmetric_20_Arrow" draw:marker-end-width="0.421cm" draw:fill="none" draw:textarea-vertical-align="middle" fo:padding-top="0.165cm" fo:padding-bottom="0.165cm" fo:padding-left="0.29cm" fo:padding-right="0.29cm"/>
    </style:style>
    <style:style style:name="P1" style:family="paragraph">
      <loext:graphic-properties draw:fill="none"/>
      <style:paragraph-properties fo:text-align="center"/>
    </style:style>
    <style:style style:name="P2" style:family="paragraph">
      <loext:graphic-properties draw:fill="none" draw:fill-color="#ffffff"/>
      <style:text-properties fo:font-weight="bold" style:font-weight-asian="bold" style:font-weight-complex="bold"/>
    </style:style>
    <style:style style:name="T1" style:family="text">
      <style:text-properties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path draw:style-name="gr1" draw:text-style-name="P1" draw:layer="layout" svg:width="12.645cm" svg:height="6.527cm" draw:transform="rotate (-0.463733982254894) translate (3.57211996091592cm 2.77733873081882cm)" svg:viewBox="0 0 12646 6528" svg:d="M0 2996c517 105 1036-34 1554 56 712 123 1445 186 2126 462 564 228 1134 456 1646 795 464 307 992 516 1441 850 410 304 803 637 1239 906 474 293 1058 534 1609 444 474-79 799-536 1127-889 401-431 655-967 925-1478 277-527 421-1113 647-1664 213-523 78-1048 184-1572l56-537 92-369">
          <text:p/>
        </draw:path>
        <draw:line draw:style-name="gr2" draw:text-style-name="P1" draw:layer="layout" svg:x1="9.636cm" svg:y1="14.843cm" svg:x2="9.636cm" svg:y2="13.192cm">
          <text:p/>
        </draw:line>
        <draw:frame draw:style-name="gr3" draw:text-style-name="P2" draw:layer="layout" svg:width="5.485cm" svg:height="0.962cm" svg:x="7.096cm" svg:y="15.405cm">
          <draw:text-box>
            <text:p><text:span text:style-name="T1">Global minimum</text:span></text:p>
          </draw:text-box>
        </draw:frame>
        <draw:frame draw:style-name="gr4" draw:text-style-name="P2" draw:layer="layout" svg:width="4.066cm" svg:height="0.962cm" svg:x="13.19cm" svg:y="7.531cm">
          <draw:text-box>
            <text:p><text:span text:style-name="T1">Error / Loss</text:span></text:p>
          </draw:text-box>
        </draw:frame>
        <draw:frame draw:style-name="gr5" draw:text-style-name="P2" draw:layer="layout" svg:width="5.756cm" svg:height="1.673cm" svg:x="6.713cm" svg:y="7.223cm">
          <draw:text-box>
            <text:p><text:span text:style-name="T1">Gradient Descent</text:span></text:p>
            <text:p><text:span text:style-name="T1">Steps (too small)</text:span></text:p>
          </draw:text-box>
        </draw:frame>
        <draw:line draw:style-name="gr6" draw:text-style-name="P1" draw:layer="layout" svg:x1="6.08cm" svg:y1="8.112cm" svg:x2="6.334cm" svg:y2="8.874cm">
          <text:p/>
        </draw:line>
        <draw:line draw:style-name="gr6" draw:text-style-name="P1" draw:layer="layout" svg:x1="6.461cm" svg:y1="9.001cm" svg:x2="6.842cm" svg:y2="9.763cm">
          <text:p/>
        </draw:line>
        <draw:line draw:style-name="gr6" draw:text-style-name="P1" draw:layer="layout" svg:x1="6.969cm" svg:y1="9.763cm" svg:x2="7.35cm" svg:y2="10.398cm">
          <text:p/>
        </draw:line>
        <draw:line draw:style-name="gr6" draw:text-style-name="P1" draw:layer="layout" svg:x1="7.477cm" svg:y1="10.398cm" svg:x2="7.731cm" svg:y2="11.16cm">
          <text:p/>
        </draw:line>
        <draw:line draw:style-name="gr6" draw:text-style-name="P1" draw:layer="layout" svg:x1="7.731cm" svg:y1="11.16cm" svg:x2="8.112cm" svg:y2="11.922cm">
          <text:p/>
        </draw:line>
        <draw:line draw:style-name="gr6" draw:text-style-name="P1" draw:layer="layout" svg:x1="8.112cm" svg:y1="11.922cm" svg:x2="8.747cm" svg:y2="12.43cm">
          <text:p/>
        </draw:line>
        <draw:line draw:style-name="gr6" draw:text-style-name="P1" draw:layer="layout" svg:x1="8.747cm" svg:y1="12.43cm" svg:x2="9.255cm" svg:y2="12.811cm">
          <text:p/>
        </draw:line>
        <draw:line draw:style-name="gr6" draw:text-style-name="P1" draw:layer="layout" svg:x1="9.128cm" svg:y1="12.684cm" svg:x2="9.636cm" svg:y2="12.938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marker draw:name="Symmetric_20_Arrow" draw:display-name="Symmetric Arrow" svg:viewBox="0 0 1131 902" svg:d="M564 0l-564 902h1131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7-08T23:56:27.429635695</meta:creation-date>
    <dc:date>2020-07-09T00:19:23.012237763</dc:date>
    <meta:editing-duration>PT16M12S</meta:editing-duration>
    <meta:editing-cycles>5</meta:editing-cycles>
    <meta:generator>LibreOffice/6.0.7.3$Linux_X86_64 LibreOffice_project/00m0$Build-3</meta:generator>
    <meta:document-statistic meta:object-count="13"/>
  </office:meta>
</office:document-meta>
</file>